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30">
      <style:table-cell-properties fo:background-color="#FFC000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1" style:family="table-cell" style:parent-style-name="Default" style:data-style-name="N0">
      <style:table-cell-properties fo:background-color="#FFC000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none" fo:border-left="none" fo:border-right="2pt solid #000000" style:vertical-align="middle" style:repeat-content="false"/>
      <style:paragraph-properties fo:text-align="center"/>
    </style:style>
    <style:style style:name="ce14" style:family="table-cell" style:parent-style-name="Default" style:data-style-name="N25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25">
      <style:table-cell-properties style:vertical-align="automatic" style:repeat-content="false"/>
      <style:paragraph-properties fo:text-align="center"/>
    </style:style>
    <style:style style:name="ce16" style:family="table-cell" style:parent-style-name="Default" style:data-style-name="N30">
      <style:table-cell-properties fo:background-color="#FFC000"/>
    </style:style>
    <style:style style:name="ce17" style:family="table-cell" style:parent-style-name="Default" style:data-style-name="N30">
      <style:table-cell-properties fo:background-color="#FFC000"/>
    </style:style>
    <style:style style:name="co1" style:family="table-column">
      <style:table-column-properties fo:break-before="auto" style:column-width="7.223125cm" style:use-optimal-column-width="true"/>
    </style:style>
    <style:style style:name="co2" style:family="table-column">
      <style:table-column-properties fo:break-before="auto" style:column-width="1.031875cm" style:use-optimal-column-width="true"/>
    </style:style>
    <style:style style:name="co3" style:family="table-column">
      <style:table-column-properties fo:break-before="auto" style:column-width="3.3866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6.746875cm" style:use-optimal-column-width="true"/>
    </style:style>
    <style:style style:name="ro1" style:family="table-row">
      <style:table-row-properties style:row-height="18.7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2" table:default-cell-style-name="ce12"/>
        <table:table-column table:style-name="co3" table:default-cell-style-name="ce13"/>
        <table:table-column table:style-name="co4" table:default-cell-style-name="ce12"/>
        <table:table-column table:style-name="co5" table:default-cell-style-name="ce2"/>
        <table:table-column table:style-name="co4" table:number-columns-repeated="9" table:default-cell-style-name="ce2"/>
        <table:table-column table:style-name="co4" table:number-columns-repeated="16369" table:default-cell-style-name="ce1"/>
        <table:table-row table:style-name="ro1">
          <table:table-cell table:style-name="ce2"/>
          <table:table-cell office:value-type="string" table:style-name="ce2">
            <text:p>Arr</text:p>
          </table:table-cell>
          <table:table-cell office:value-type="string" table:style-name="ce2">
            <text:p>Dep</text:p>
          </table:table-cell>
          <table:table-cell office:value-type="string" table:style-name="ce2">
            <text:p>Label</text:p>
          </table:table-cell>
          <table:table-cell table:style-name="ce2"/>
          <table:table-cell office:value-type="string" table:style-name="ce3">
            <text:p>KS40933</text:p>
          </table:table-cell>
          <table:table-cell office:value-type="string" table:style-name="ce4">
            <text:p>Arr</text:p>
          </table:table-cell>
          <table:table-cell office:value-type="string" table:style-name="ce4">
            <text:p>Dep</text:p>
          </table:table-cell>
          <table:table-cell office:value-type="string" table:style-name="ce5">
            <text:p>Label</text:p>
          </table:table-cell>
          <table:table-cell table:number-columns-repeated="6" table:style-name="ce2"/>
          <table:table-cell table:number-columns-repeated="1636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number-columns-repeated="14" table:style-name="ce2"/>
          <table:table-cell table:number-columns-repeated="16369" table:style-name="ce1"/>
        </table:table-row>
        <table:table-row table:style-name="ro2">
          <table:table-cell office:value-type="string" table:style-name="ce2">
            <text:p>KS - Os</text:p>
          </table:table-cell>
          <table:table-cell table:number-columns-repeated="14" table:style-name="ce2"/>
          <table:table-cell table:number-columns-repeated="38" table:style-name="ce1"/>
          <table:table-cell table:number-columns-repeated="16331" table:style-name="ce6"/>
        </table:table-row>
        <table:table-row table:style-name="ro2">
          <table:table-cell office:value-type="float" office:value="40673" table:style-name="ce7">
            <text:p>40673</text:p>
          </table:table-cell>
          <table:table-cell table:number-columns-repeated="14" table:style-name="ce2"/>
          <table:table-cell table:number-columns-repeated="16369" table:style-name="ce1"/>
        </table:table-row>
        <table:table-row table:style-name="ro2">
          <table:table-cell office:value-type="string" table:style-name="ce7">
            <text:p>S1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2">
            <text:p>from Czestochowa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Z", "ST", 1, "(1)"</text:p>
          </table:table-cell>
          <table:table-cell office:value-type="time" office:time-value="PT15H55M0S" table:style-name="ce9">
            <text:p>15:55</text:p>
          </table:table-cell>
          <table:table-cell office:value-type="time" office:time-value="PT15H55M0S" table:style-name="ce10">
            <text:p>15:55</text:p>
          </table:table-cell>
          <table:table-cell office:value-type="string" table:style-name="ce2">
            <text:p>Katowice Zawodzie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Z-KO", "SBL+Sem(ST)", 1, "1", "(1)"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O", "ST", 113, "(N/A)"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O", "ST", 3, "(2)"</text:p>
          </table:table-cell>
          <table:table-cell office:value-type="time" office:time-value="PT15H59M0S" table:style-name="ce9">
            <text:p>15:59</text:p>
          </table:table-cell>
          <table:table-cell office:value-type="time" office:time-value="PT16H3M0S" table:style-name="ce10">
            <text:p>16:03</text:p>
          </table:table-cell>
          <table:table-cell office:value-type="string" table:style-name="ce2">
            <text:p>Katowice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11">
            <text:p>"KO-KTC-1", "SBL", 1, "1", "(2)"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11">
            <text:p>"KO-KTC-2", "SBL+POGP", 1, "2", "(2)"</text:p>
          </table:table-cell>
          <table:table-cell office:value-type="time" office:time-value="PT16H6M0S" table:style-name="ce9">
            <text:p>16:06</text:p>
          </table:table-cell>
          <table:table-cell office:value-type="time" office:time-value="PT16H6M0S" table:style-name="ce10">
            <text:p>16:06</text:p>
          </table:table-cell>
          <table:table-cell office:value-type="string" table:style-name="ce2">
            <text:p>Katowice Załęże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TC-CB-1", "SBL", 1, "1", "(2)"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KTC-CB-2", "SBL+Sem(ST)", 1, "2", "(2)"</text:p>
          </table:table-cell>
          <table:table-cell table:style-name="ce9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8">
            <text:p>"CB", "ST", 1, "(1)"</text:p>
          </table:table-cell>
          <table:table-cell office:value-type="time" office:time-value="PT16H10M0S" table:style-name="ce9">
            <text:p>16:10</text:p>
          </table:table-cell>
          <table:table-cell office:value-type="time" office:time-value="PT16H10M0S" table:style-name="ce10">
            <text:p>16:10</text:p>
          </table:table-cell>
          <table:table-cell office:value-type="string" table:style-name="ce2">
            <text:p>Chorzów Batory</text:p>
          </table:table-cell>
          <table:table-cell table:number-columns-repeated="11" table:style-name="ce2"/>
          <table:table-cell table:number-columns-repeated="16369" table:style-name="ce1"/>
        </table:table-row>
        <table:table-row table:style-name="ro2">
          <table:table-cell office:value-type="string" table:style-name="ce2">
            <text:p>to Gliwice</text:p>
          </table:table-cell>
          <table:table-cell table:style-name="ce7"/>
          <table:table-cell table:number-columns-repeated="13" table:style-name="ce2"/>
          <table:table-cell table:number-columns-repeated="16369" table:style-name="ce1"/>
        </table:table-row>
        <table:table-row table:style-name="ro2">
          <table:table-cell office:value-type="string" table:style-name="ce2">
            <text:p>####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KS - Os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float" office:value="94766" table:style-name="ce2">
            <text:p>94766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S5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from Zwardoń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L", "ST", 2, "(2)"</text:p>
          </table:table-cell>
          <table:table-cell office:value-type="time" office:time-value="PT15H57M0S" table:style-name="ce9">
            <text:p>15:57</text:p>
          </table:table-cell>
          <table:table-cell office:value-type="time" office:time-value="PT15H57M0S" table:style-name="ce10">
            <text:p>15:57</text:p>
          </table:table-cell>
          <table:table-cell office:value-type="string" table:style-name="ce2">
            <text:p>Katowice Ligota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8">
            <text:p>"KL-Bry-1", "SBL", 2, "1", "(2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L-Bry-2", "SBL+Sem(PODG)", 2, "2", "(2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Bry", "PODG", 2, "1", "(1)"</text:p>
          </table:table-cell>
          <table:table-cell office:value-type="time" office:time-value="PT16H0M0S" table:style-name="ce9">
            <text:p>16:00</text:p>
          </table:table-cell>
          <table:table-cell office:value-type="time" office:time-value="PT16H0M0S" table:style-name="ce10">
            <text:p>16:00</text:p>
          </table:table-cell>
          <table:table-cell office:value-type="string" table:style-name="ce2">
            <text:p>Katowice Brynów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8">
            <text:p>"Bry-KO", "PODG+Sem(ST)", 2, "1", "(1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O", "ST", 8, "(4)"</text:p>
          </table:table-cell>
          <table:table-cell office:value-type="time" office:time-value="PT16H4M0S" table:style-name="ce15">
            <text:p>16:04</text:p>
          </table:table-cell>
          <table:table-cell table:style-name="ce2"/>
          <table:table-cell office:value-type="string" table:style-name="ce2">
            <text:p>Katowice<text:s/>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2">
            <text:p>terminates in Katowice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####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IC - IC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float" office:value="26103" table:style-name="ce2">
            <text:p>26103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BOLKO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from Lublin Główny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Z", "ST", 1, "(1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Z-KO", "SBL+Sem(ST)", 1, "1", "(1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O", "ST", 117, "(N/A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8">
            <text:p>"KO", "ST", 7, "(1)"</text:p>
          </table:table-cell>
          <table:table-cell office:value-type="time" office:time-value="PT16H4M0S" table:style-name="ce9">
            <text:p>16:04</text:p>
          </table:table-cell>
          <table:table-cell office:value-type="time" office:time-value="PT16H11M0S" table:style-name="ce14">
            <text:p>16:11</text:p>
          </table:table-cell>
          <table:table-cell office:value-type="string" table:style-name="ce2">
            <text:p>Katowice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11">
            <text:p>"KO-KTC-1", "SBL", 1, "1", "(2)"</text:p>
          </table:table-cell>
          <table:table-cell table:style-name="ce9"/>
          <table:table-cell table:style-name="ce14"/>
          <table:table-cell table:number-columns-repeated="12" table:style-name="ce2"/>
          <table:table-cell table:number-columns-repeated="16369"/>
        </table:table-row>
        <table:table-row table:style-name="ro2">
          <table:table-cell office:value-type="string" table:style-name="ce11">
            <text:p>"KO-KTC-2", "SBL+POGP", 1, "2", "(2)"</text:p>
          </table:table-cell>
          <table:table-cell table:style-name="ce9"/>
          <table:table-cell table:style-name="ce14"/>
          <table:table-cell table:number-columns-repeated="12" table:style-name="ce2"/>
          <table:table-cell table:number-columns-repeated="16369"/>
        </table:table-row>
        <table:table-row table:style-name="ro2">
          <table:table-cell office:value-type="string" table:style-name="ce8">
            <text:p>"KTC-CB-1", "SBL", 1, "1", "(2)"</text:p>
          </table:table-cell>
          <table:table-cell table:style-name="ce9"/>
          <table:table-cell table:style-name="ce14"/>
          <table:table-cell table:number-columns-repeated="12" table:style-name="ce2"/>
          <table:table-cell table:number-columns-repeated="16369"/>
        </table:table-row>
        <table:table-row table:style-name="ro2">
          <table:table-cell office:value-type="string" table:style-name="ce8">
            <text:p>"KTC-CB-2", "SBL+Sem(ST)", 1, "2", "(2)"</text:p>
          </table:table-cell>
          <table:table-cell table:style-name="ce9"/>
          <table:table-cell table:style-name="ce14"/>
          <table:table-cell table:number-columns-repeated="12" table:style-name="ce2"/>
          <table:table-cell table:number-columns-repeated="16369"/>
        </table:table-row>
        <table:table-row table:style-name="ro2">
          <table:table-cell office:value-type="string" table:style-name="ce8">
            <text:p>"CB", "ST", 1, "(1)"</text:p>
          </table:table-cell>
          <table:table-cell table:style-name="ce9"/>
          <table:table-cell table:style-name="ce14"/>
          <table:table-cell table:number-columns-repeated="12" table:style-name="ce2"/>
          <table:table-cell table:number-columns-repeated="16369"/>
        </table:table-row>
        <table:table-row table:style-name="ro2">
          <table:table-cell office:value-type="string" table:style-name="ce2">
            <text:p>####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7">
            <text:p>IC - IC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float" office:value="42100" table:style-name="ce7">
            <text:p>42100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7">
            <text:p>SZTYGAR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7">
            <text:p>departs from Katowice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16">
            <text:p>"KO(IC)", "B-M", 500, "(N/A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16">
            <text:p>"KO", "ST", 114, "(N/A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16">
            <text:p>"KO", "ST", 2, "(3)"</text:p>
          </table:table-cell>
          <table:table-cell table:style-name="ce7"/>
          <table:table-cell office:value-type="time" office:time-value="PT16H8M0S" table:style-name="ce10">
            <text:p>16:08</text:p>
          </table:table-cell>
          <table:table-cell office:value-type="string" table:style-name="ce2">
            <text:p>Katowice</text:p>
          </table:table-cell>
          <table:table-cell table:number-columns-repeated="11" table:style-name="ce2"/>
          <table:table-cell table:number-columns-repeated="16369"/>
        </table:table-row>
        <table:table-row table:style-name="ro2">
          <table:table-cell office:value-type="string" table:style-name="ce16">
            <text:p>"KO", "ST", 114, "(N/A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17">
            <text:p>"KO-KZ", "SBL+Sem(ST)", 2, "1", "(1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17">
            <text:p>"KZ", "ST", 2, "(1)"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7">
            <text:p>to Lublin Główny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style-name="ro2">
          <table:table-cell office:value-type="string" table:style-name="ce2">
            <text:p>####</text:p>
          </table:table-cell>
          <table:table-cell table:style-name="ce7"/>
          <table:table-cell table:number-columns-repeated="13" table:style-name="ce2"/>
          <table:table-cell table:number-columns-repeated="16369"/>
        </table:table-row>
        <table:table-row table:number-rows-repeated="9" table:style-name="ro2">
          <table:table-cell table:number-columns-repeated="2" table:style-name="ce7"/>
          <table:table-cell table:number-columns-repeated="13" table:style-name="ce2"/>
          <table:table-cell table:number-columns-repeated="16369"/>
        </table:table-row>
        <table:table-row table:number-rows-repeated="115" table:style-name="ro2">
          <table:table-cell table:number-columns-repeated="2"/>
          <table:table-cell table:number-columns-repeated="13" table:style-name="ce2"/>
          <table:table-cell table:number-columns-repeated="16369"/>
        </table:table-row>
        <table:table-row table:number-rows-repeated="104839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ime-style style:name="N25">
      <number:hours number:style="long"/>
      <number:text>:</number:text>
      <number:minutes number:style="long"/>
    </number:time-style>
    <number:text-style style:name="N30">
      <number:text-content/>
    </number:text-style>
    <number:time-style style:name="N36">
      <number:hours number:style="long"/>
      <number:text>:</number:text>
      <number:minutes number:style="long"/>
    </number:tim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4</meta:generator>
    <meta:initial-creator>KK</meta:initial-creator>
    <dc:creator>KK</dc:creator>
    <meta:creation-date>2021-06-01T04:24:51Z</meta:creation-date>
    <dc:date>2021-06-02T09:06:05Z</dc:date>
  </office:meta>
</office:document-meta>
</file>